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c0d4" officeooo:paragraph-rsid="0009c0d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9" style:family="text">
      <style:text-properties officeooo:rsid="0005c0b7"/>
    </style:style>
    <style:style style:name="T10" style:family="text">
      <style:text-properties officeooo:rsid="0009c0d4"/>
    </style:style>
    <style:style style:name="T11" style:family="text">
      <style:text-properties officeooo:rsid="000a58ef"/>
    </style:style>
    <style:style style:name="T12" style:family="text">
      <style:text-properties officeooo:rsid="000c2070"/>
    </style:style>
    <style:style style:name="T13" style:family="text">
      <style:text-properties officeooo:rsid="000da1d2"/>
    </style:style>
    <style:style style:name="T14" style:family="text">
      <style:text-properties officeooo:rsid="000f8bb0"/>
    </style:style>
    <style:style style:name="T15" style:family="text">
      <style:text-properties officeooo:rsid="0010c1d1"/>
    </style:style>
    <style:style style:name="T16" style:family="text">
      <style:text-properties officeooo:rsid="001233cf"/>
    </style:style>
    <style:style style:name="T17" style:family="text">
      <style:text-properties officeooo:rsid="001417f1"/>
    </style:style>
    <style:style style:name="T18" style:family="text">
      <style:text-properties officeooo:rsid="00144685"/>
    </style:style>
    <style:style style:name="T19" style:family="text">
      <style:text-properties officeooo:rsid="0014daff"/>
    </style:style>
    <style:style style:name="T20" style:family="text">
      <style:text-properties officeooo:rsid="001521fe"/>
    </style:style>
    <style:style style:name="T21" style:family="text">
      <style:text-properties officeooo:rsid="0017196d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0">Whisky Wash</text:span> <text:s text:c="65"/></text:p>
      <text:p text:style-name="P9">Brew Date: <text:s text:c="3"/><text:span text:style-name="T10">Oct 3'16</text:span> <text:s text:c="65"/></text:p>
      <text:p text:style-name="P3"><text:span text:style-name="T4">Batch Size:</text:span><text:span text:style-name="T7"> 10 </text:span><text:span text:style-name="T8">gal</text:span><text:span text:style-name="T4"><text:tab/><text:tab/><text:tab/></text:span></text:p>
      <text:p text:style-name="P1"><text:span text:style-name="T4">Target OG/◦P: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7" svg:x1="1.543cm" svg:y1="0.624cm" svg:x2="1.622cm" svg:y2="6.577cm"><text:p/></draw:line><draw:line text:anchor-type="paragraph" draw:z-index="5" draw:style-name="gr2" draw:text-style-name="P17" svg:x1="3.29cm" svg:y1="0.462cm" svg:x2="3.369cm" svg:y2="6.415cm"><text:p/></draw:line><text:span text:style-name="T5">Amnt lb/kg <text:s/>Ingredient <text:s text:c="12"/></text:span><text:span text:style-name="T4"><text:s text:c="2"/></text:span></text:p>
      <text:p text:style-name="P10">25 <text:s text:c="8"/># <text:s text:c="4"/>Distiller's malt</text:p>
      <text:p text:style-name="P10">5 <text:s text:c="11"/># <text:s text:c="3"/>Peated Malt</text:p>
      <text:p text:style-name="P7"/>
      <text:p text:style-name="P7"><draw:custom-shape text:anchor-type="paragraph" draw:z-index="2" draw:style-name="gr1" draw:text-style-name="P17" svg:width="0.583cm" svg:height="0.53cm" svg:x="16.334cm" svg:y="0.55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7"><text:s/>1 <text:s text:c="15"/>Tsp NaCl (mash) <text:s text:c="11"/><text:span text:style-name="T18">forgot</text:span></text:p>
      <text:p text:style-name="P7">1 <text:s text:c="16"/>tsp <text:s/>NaCl(sparge)<text:tab/><text:tab/><text:span text:style-name="T18">forgot</text:span><text:tab/></text:p>
      <text:p text:style-name="P7">5 <text:s text:c="16"/>Tsp Sprchrg <text:s text:c="18"/><text:span text:style-name="T18">forgot</text:span></text:p>
      <text:p text:style-name="P14"><draw:line text:anchor-type="paragraph" draw:z-index="4" draw:style-name="gr2" draw:text-style-name="P17" svg:x1="1.623cm" svg:y1="0.626cm" svg:x2="1.702cm" svg:y2="0.6cm"><text:p/></draw:line> <text:s text:c="4"/>Irish Moss</text:p>
      <text:p text:style-name="P15"><text:s text:c="13"/><text:span text:style-name="T20">Nottingham</text:span> Yeast</text:p>
      <text:p text:style-name="P7"/>
      <text:p text:style-name="P7"/>
      <text:p text:style-name="P7"/>
      <text:p text:style-name="P7"><draw:line text:anchor-type="paragraph" draw:z-index="7" draw:style-name="gr2" draw:text-style-name="P17" svg:x1="7.497cm" svg:y1="0.564cm" svg:x2="7.576cm" svg:y2="4.004cm"><text:p/></draw:line>Qt <text:s/>oz/g <text:s text:c="2"/>Hop/Seasoning <text:s text:c="14"/><text:span text:style-name="T9">Date</text:span></text:p>
      <text:p text:style-name="P8"><draw:line text:anchor-type="paragraph" draw:z-index="6" draw:style-name="gr2" draw:text-style-name="P17" svg:x1="2.549cm" svg:y1="0.012cm" svg:x2="2.628cm" svg:y2="3.452cm"><text:p/></draw:line> </text:p>
      <text:p text:style-name="P2"/>
      <text:p text:style-name="P2"/>
      <text:p text:style-name="P2"/>
      <text:p text:style-name="P2"/>
      <text:p text:style-name="P2"><text:span text:style-name="T4"><text:s text:c="807"/></text:span><text:span text:style-name="T6">Stage <text:s text:c="13"/>Date <text:s text:c="17"/></text:span></text:p>
      <text:p text:style-name="P11">Primary:</text:p>
      <text:p text:style-name="P11">Racked:<text:tab/><text:tab/><text:tab/><text:tab/><text:tab/><text:tab/></text:p>
      <text:p text:style-name="P11">Racked:</text:p>
      <text:p text:style-name="P11">Bottled:<text:tab/><text:tab/><text:tab/><text:tab/><text:tab/><text:tab/></text:p>
      <text:p text:style-name="P11">Kegged:</text:p>
      <text:p text:style-name="P11">Re-Kegged:</text:p>
      <text:p text:style-name="P1"><text:span text:style-name="T6">Purged:</text:span><text:span text:style-name="T3"><text:tab/><text:tab/><text:tab/><text:tab/><text:tab/><text:tab/>Charged:</text:span></text:p>
      <text:p text:style-name="P11"/>
      <text:p text:style-name="P11"/>
      <text:p text:style-name="P11"/>
      <text:p text:style-name="P11"/>
      <text:p text:style-name="P11"><text:soft-page-break/></text:p>
      <text:p text:style-name="P11">Start Time:<text:span text:style-name="T11">7am</text:span></text:p>
      <text:p text:style-name="P11">Fill mash tun:<text:tab/><text:span text:style-name="T11">Sun</text:span></text:p>
      <text:p text:style-name="P11">Fill sparge kettle:<text:tab/><text:span text:style-name="T11">sun</text:span><text:tab/><text:tab/><text:tab/><text:tab/></text:p>
      <text:p text:style-name="P11">Fire burners: <text:span text:style-name="T11">7</text:span>am</text:p>
      <text:p text:style-name="P11">Heat Mash Tun : Target Temp: 1<text:span text:style-name="T10">43</text:span> <text:s text:c="4"/></text:p>
      <text:p text:style-name="P11">Heat Sparge Kettle: Target Temp: 1<text:span text:style-name="T10">53</text:span></text:p>
      <text:p text:style-name="P11">Target Temp (Mash): <text:span text:style-name="T10">143</text:span></text:p>
      <text:p text:style-name="P11">Grind grain: <text:s text:c="3"/><text:span text:style-name="T11">7:50am</text:span></text:p>
      <text:p text:style-name="P11"><draw:frame draw:style-name="fr3" draw:name="Object2" text:anchor-type="paragraph" svg:x="8.396cm" svg:y="0.093cm" svg:width="11.751cm" svg:height="12.349cm" draw:z-index="8"><draw:object xlink:href="./Object 3" xlink:type="simple" xlink:show="embed" xlink:actuate="onLoad"/><draw:image xlink:href="./ObjectReplacements/Object 3" xlink:type="simple" xlink:show="embed" xlink:actuate="onLoad"/></draw:frame>sparge temp:<text:span text:style-name="T12">154</text:span></text:p>
      <text:p text:style-name="P11">Strike Temp: <text:span text:style-name="T12">143</text:span></text:p>
      <text:p text:style-name="P11">pump temp: <text:s/><text:span text:style-name="T12">143</text:span></text:p>
      <text:p text:style-name="P11">Mash in: <text:span text:style-name="T12">8:49am</text:span></text:p>
      <text:p text:style-name="P11">Temp: <text:span text:style-name="T12">138</text:span> <text:s text:c="7"/></text:p>
      <text:p text:style-name="P11">Mash: Duration: <text:span text:style-name="T10">90</text:span> <text:s text:c="6"/>minutes <text:s text:c="7"/></text:p>
      <text:p text:style-name="P11">Start: <text:s/><text:span text:style-name="T12">8:49</text:span> <text:s text:c="17"/>Finish:<text:span text:style-name="T13">10:29</text:span></text:p>
      <text:p text:style-name="P11">Heat (to deactivate enzymes)<text:tab/></text:p>
      <text:p text:style-name="P11">Target Temp: 168 <text:s text:c="2"/>Start: <text:s text:c="6"/></text:p>
      <text:p text:style-name="P11">Finish: <text:s text:c="2"/><text:span text:style-name="T14">didn't do it</text:span></text:p>
      <text:p text:style-name="P11">Heat Sparge H20 (Target175◦) <text:s text:c="7"/></text:p>
      <text:p text:style-name="P11">Sparge: Start: <text:s/><text:span text:style-name="T14">10:48</text:span></text:p>
      <text:p text:style-name="P11">Finish:<text:span text:style-name="T15">11:24</text:span></text:p>
      <text:p text:style-name="P11">Wort collected: <text:s text:c="2"/><text:span text:style-name="T15">full kettle/ 15qts/3-4qts</text:span></text:p>
      <text:p text:style-name="P11">Boil : Burner On: <text:s/><text:span text:style-name="T14">10:55</text:span></text:p>
      <text:p text:style-name="P11">Rolling Boil: <text:s text:c="3"/><text:span text:style-name="T16">12:00pm</text:span></text:p>
      <text:p text:style-name="P11">Duration: 90 min <text:s/>Start: <text:s/><text:span text:style-name="T17">12:10pm</text:span></text:p>
      <text:p text:style-name="P11">Finish: <text:s text:c="3"/><text:span text:style-name="T17">1:40pm</text:span> <text:s text:c="2"/></text:p>
      <text:p text:style-name="P11">Burner Off: </text:p>
      <text:p text:style-name="P11">Rest 15 min <text:s text:c="7"/></text:p>
      <text:p text:style-name="P11">Pump and chill: <text:s text:c="4"/></text:p>
      <text:p text:style-name="P11">Start: <text:s text:c="2"/><text:span text:style-name="T20">1:55</text:span> <text:s text:c="2"/>Finish: <text:s/><text:span text:style-name="T21">2:30pm</text:span> <text:s text:c="3"/></text:p>
      <text:p text:style-name="P11">OG : <text:s text:c="2"/><text:span text:style-name="T19">1.060</text:span></text:p>
      <text:p text:style-name="P12">Yeast: <text:span text:style-name="T20">Nottingham</text:span></text:p>
      <text:p text:style-name="P11">Irish Moss</text:p>
      <text:p text:style-name="P5"/>
      <text:p text:style-name="P5"/>
      <text:p text:style-name="P5"/>
      <text:p text:style-name="P5">Notes: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3T14:31:23.196418225</dc:date>
    <meta:editing-duration>PT4H52S</meta:editing-duration>
    <meta:editing-cycles>10</meta:editing-cycles>
    <meta:document-statistic meta:table-count="0" meta:image-count="0" meta:object-count="3" meta:page-count="2" meta:paragraph-count="57" meta:word-count="169" meta:character-count="2285" meta:non-whitespace-character-count="8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5cm" svg:height="12.348cm" xlink:href="." xlink:type="simple" chart:class="chart:line" chart:style-name="ch1">
        <chart:title svg:x="3.543cm" svg:y="0.382cm" chart:style-name="ch2">
          <text:p>Whisky Wash Oct3 '16</text:p>
        </chart:title>
        <chart:legend chart:legend-position="end" svg:x="9.083cm" svg:y="5.377cm" style:legend-expansion="high" chart:style-name="ch3"/>
        <chart:plot-area chart:style-name="ch4" chart:data-source-has-labels="both" svg:x="1.246cm" svg:y="1.433cm" svg:width="7.602cm" svg:height="9.688cm">
          <chartooo:coordinate-region svg:x="2.397cm" svg:y="1.632cm" svg:width="6.451cm" svg:height="8.444cm"/>
          <chart:axis chart:dimension="x" chart:name="primary-x" chart:style-name="ch5" chartooo:axis-type="auto">
            <chartooo:date-scale/>
            <chart:title svg:x="4.685cm" svg:y="11.367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7.207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3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